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ce46" officeooo:paragraph-rsid="0000ce4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  <text:p text:style-name="P1"/>
      <text:p text:style-name="P1"><text:user-defined style:data-style-name="N0" text:name="MyProp">teste</text:user-defined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0:41:19.918528513</meta:creation-date>
    <meta:editing-cycles>1</meta:editing-cycles>
    <meta:editing-duration>PT3M37S</meta:editing-duration>
    <dc:date>2015-11-18T10:44:56.856859450</dc:date>
    <meta:document-statistic meta:table-count="0" meta:image-count="0" meta:object-count="0" meta:page-count="1" meta:paragraph-count="2" meta:word-count="2" meta:character-count="10" meta:non-whitespace-character-count="10"/>
    <meta:generator>LibreOffice/5.0.3.2$Linux_X86_64 LibreOffice_project/00m0$Build-2</meta:generator>
    <meta:user-defined meta:name="MyProp">teste</meta:user-defined>
  </office:meta>
</office:document-meta>
</file>